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" svg:font-family="'Century Schoolbook', 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6b9" officeooo:paragraph-rsid="001556b9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1556b9" officeooo:paragraph-rsid="001556b9" style:font-size-asian="15pt" style:font-size-complex="15pt"/>
    </style:style>
    <style:style style:name="P3" style:family="paragraph" style:parent-style-name="Standard">
      <style:text-properties fo:font-size="12pt" style:text-underline-style="none" officeooo:rsid="001556b9" officeooo:paragraph-rsid="001556b9" style:font-size-asian="10.5pt" style:font-size-complex="12pt"/>
    </style:style>
    <style:style style:name="P4" style:family="paragraph" style:parent-style-name="Standard">
      <style:text-properties fo:font-size="12pt" officeooo:paragraph-rsid="001556b9"/>
    </style:style>
    <style:style style:name="P5" style:family="paragraph" style:parent-style-name="Standard">
      <style:text-properties fo:color="#000000" style:font-name="Liberation Serif" fo:font-size="12pt" fo:font-style="normal" officeooo:rsid="001556b9" officeooo:paragraph-rsid="001556b9" fo:background-color="transparent" style:font-size-asian="12pt" style:font-style-asian="normal" style:font-size-complex="12pt" style:font-style-complex="normal"/>
    </style:style>
    <style:style style:name="P6" style:family="paragraph" style:parent-style-name="Standard">
      <style:text-properties fo:color="#000000" style:font-name="Liberation Serif" fo:font-size="12pt" fo:font-style="normal" style:text-underline-style="none" officeooo:rsid="00164179" officeooo:paragraph-rsid="00164179" fo:background-color="transparent" style:font-size-asian="12pt" style:font-style-asian="normal" style:font-size-complex="12pt" style:font-style-complex="normal"/>
    </style:style>
    <style:style style:name="P7" style:family="paragraph" style:parent-style-name="Standard">
      <style:text-properties fo:color="#000000" style:font-name="Liberation Serif" fo:font-size="12pt" fo:font-style="normal" style:text-underline-style="none" officeooo:rsid="00164179" officeooo:paragraph-rsid="00170672" fo:background-color="transparent" style:font-size-asian="12pt" style:font-style-asian="normal" style:font-size-complex="12pt" style:font-style-complex="normal"/>
    </style:style>
    <style:style style:name="P8" style:family="paragraph" style:parent-style-name="Standard">
      <style:text-properties fo:color="#000000" style:font-name="Liberation Serif" fo:font-size="15pt" fo:font-style="normal" style:text-underline-style="solid" style:text-underline-width="auto" style:text-underline-color="font-color" officeooo:rsid="001556b9" officeooo:paragraph-rsid="00164179" fo:background-color="transparent" style:font-size-asian="15pt" style:font-style-asian="normal" style:font-size-complex="15pt" style:font-style-complex="normal"/>
    </style:style>
    <style:style style:name="P9" style:family="paragraph" style:parent-style-name="Standard">
      <style:text-properties fo:color="#629755" style:font-name="DejaVu Sans Mono" fo:font-size="11.3000001907349pt" fo:font-style="italic" style:text-underline-style="none" officeooo:rsid="001556b9" officeooo:paragraph-rsid="001556b9" fo:background-color="#232525" style:font-size-asian="10.5pt" style:font-size-complex="12pt"/>
    </style:style>
    <style:style style:name="P10" style:family="paragraph" style:parent-style-name="Preformatted_20_Text">
      <style:text-properties fo:color="#a9b7c6" style:font-name="DejaVu Sans Mono" fo:font-size="11.3000001907349pt" style:text-underline-style="none" officeooo:rsid="001556b9" officeooo:paragraph-rsid="001556b9" style:font-size-asian="10.5pt" style:font-size-complex="12pt"/>
    </style:style>
    <style:style style:name="P11" style:family="paragraph" style:parent-style-name="Preformatted_20_Text">
      <style:text-properties fo:color="#a9b7c6" style:font-name="DejaVu Sans Mono" fo:font-size="11.3000001907349pt" style:text-underline-style="none" officeooo:rsid="001556b9" officeooo:paragraph-rsid="001556b9" fo:background-color="#232525" style:font-size-asian="10.5pt" style:font-size-complex="12pt"/>
    </style:style>
    <style:style style:name="P12" style:family="paragraph" style:parent-style-name="Preformatted_20_Text">
      <style:text-properties fo:color="#629755" style:font-name="DejaVu Sans Mono" fo:font-size="12pt" fo:font-style="italic" officeooo:rsid="001556b9" officeooo:paragraph-rsid="001556b9" fo:background-color="#232525" style:font-size-asian="12pt" style:font-size-complex="12pt"/>
    </style:style>
    <style:style style:name="P13" style:family="paragraph" style:parent-style-name="Preformatted_20_Text">
      <style:text-properties fo:color="#000000" style:font-name="Liberation Serif" fo:font-size="12pt" fo:font-style="normal" officeooo:rsid="001556b9" officeooo:paragraph-rsid="001556b9" fo:background-color="transparent" style:font-size-asian="12pt" style:font-style-asian="normal" style:font-size-complex="12pt" style:font-style-complex="normal"/>
    </style:style>
    <style:style style:name="P14" style:family="paragraph" style:parent-style-name="Preformatted_20_Text">
      <style:text-properties fo:color="#000000" style:font-name="Liberation Serif" fo:font-size="12pt" fo:font-style="normal" officeooo:rsid="00164179" officeooo:paragraph-rsid="00164179" fo:background-color="transparent" style:font-size-asian="12pt" style:font-style-asian="normal" style:font-size-complex="12pt" style:font-style-complex="normal"/>
    </style:style>
    <style:style style:name="P15" style:family="paragraph" style:parent-style-name="Preformatted_20_Text">
      <style:text-properties fo:color="#000000" style:font-name="Liberation Serif" fo:font-size="12pt" officeooo:rsid="00164179" officeooo:paragraph-rsid="00164179" fo:background-color="transparent"/>
    </style:style>
    <style:style style:name="P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officeooo:rsid="001556b9" officeooo:paragraph-rsid="00164179" style:font-size-asian="18pt" style:font-size-complex="18pt"/>
    </style:style>
    <style:style style:name="P17" style:family="paragraph" style:parent-style-name="Standard">
      <style:text-properties fo:color="#000000" style:font-name="Liberation Serif" fo:font-size="12pt" fo:font-style="normal" style:text-underline-style="none" officeooo:rsid="00164179" officeooo:paragraph-rsid="00164179" fo:background-color="transparent" style:font-size-asian="12pt" style:font-style-asian="normal" style:font-size-complex="12pt" style:font-style-complex="normal"/>
    </style:style>
    <style:style style:name="P18" style:family="paragraph" style:parent-style-name="Standard">
      <style:text-properties fo:color="#000000" style:font-name="Liberation Serif" fo:font-size="12pt" fo:font-style="normal" style:text-underline-style="none" officeooo:rsid="00164179" officeooo:paragraph-rsid="001896bb" fo:background-color="transparent" style:font-size-asian="12pt" style:font-style-asian="normal" style:font-size-complex="12pt" style:font-style-complex="normal"/>
    </style:style>
    <style:style style:name="P19" style:family="paragraph" style:parent-style-name="Standard">
      <style:text-properties fo:color="#000000" style:font-name="Liberation Serif" fo:font-size="12pt" fo:font-style="normal" style:text-underline-style="none" officeooo:rsid="001896bb" officeooo:paragraph-rsid="001896bb" fo:background-color="transparent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officeooo:rsid="001896bb" officeooo:paragraph-rsid="001896bb" fo:background-color="transparent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officeooo:rsid="0018b160" officeooo:paragraph-rsid="0018b160" fo:background-color="transparent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officeooo:rsid="0019e726" officeooo:paragraph-rsid="0019e726" fo:background-color="transparent" style:font-size-asian="12pt" style:font-style-asian="normal" style:font-size-complex="12pt" style:font-style-complex="normal"/>
    </style:style>
    <style:style style:name="P23" style:family="paragraph" style:parent-style-name="Standard">
      <style:text-properties fo:color="#000000" style:font-name="Liberation Serif" fo:font-size="12pt" fo:font-style="normal" style:text-underline-style="solid" style:text-underline-width="auto" style:text-underline-color="font-color" officeooo:rsid="001896bb" officeooo:paragraph-rsid="001896bb" fo:background-color="transparent" style:font-size-asian="12pt" style:font-style-asian="normal" style:font-size-complex="12pt" style:font-style-complex="normal"/>
    </style:style>
    <style:style style:name="P24" style:family="paragraph" style:parent-style-name="Standard">
      <style:text-properties fo:color="#000000" style:font-name="Liberation Serif" fo:font-size="12pt" officeooo:paragraph-rsid="001896bb"/>
    </style:style>
    <style:style style:name="P25" style:family="paragraph" style:parent-style-name="Standard">
      <style:text-properties fo:color="#000000" style:font-name="Liberation Serif" fo:font-size="15pt" fo:font-style="normal" style:text-underline-style="solid" style:text-underline-width="auto" style:text-underline-color="font-color" fo:font-weight="bold" officeooo:rsid="001896bb" officeooo:paragraph-rsid="001896bb" fo:background-color="transparent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>
      <style:text-properties fo:color="#ff0000" style:font-name="Century Schoolbook" fo:font-size="12pt" fo:font-style="normal" style:text-underline-style="none" officeooo:rsid="0018b160" officeooo:paragraph-rsid="0018b160" fo:background-color="transparent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text-align="justify" style:justify-single-word="false"/>
      <style:text-properties fo:color="#ff0000" style:font-name="Century Schoolbook" fo:font-size="12pt" fo:font-style="normal" style:text-underline-style="none" officeooo:rsid="0018b160" officeooo:paragraph-rsid="0018b160" fo:background-color="transparent" style:font-size-asian="12pt" style:font-style-asian="normal" style:font-size-complex="12pt" style:font-style-complex="normal"/>
    </style:style>
    <style:style style:name="P28" style:family="paragraph" style:parent-style-name="Preformatted_20_Text">
      <style:text-properties fo:color="#808080" style:font-name="DejaVu Sans Mono" fo:font-size="11.3000001907349pt" officeooo:rsid="00164179" officeooo:paragraph-rsid="00164179" fo:background-color="#232525"/>
    </style:style>
    <style:style style:name="T1" style:family="text">
      <style:text-properties fo:background-color="#232525" loext:char-shading-value="0"/>
    </style:style>
    <style:style style:name="T2" style:family="text">
      <style:text-properties fo:color="#cc7832" fo:font-weight="bold" fo:background-color="#232525" loext:char-shading-value="0"/>
    </style:style>
    <style:style style:name="T3" style:family="text">
      <style:text-properties fo:color="#cc7832" fo:background-color="#232525" loext:char-shading-value="0"/>
    </style:style>
    <style:style style:name="T4" style:family="text">
      <style:text-properties fo:color="#ffc66d" fo:background-color="#232525" loext:char-shading-value="0"/>
    </style:style>
    <style:style style:name="T5" style:family="text">
      <style:text-properties fo:color="#9876aa" fo:background-color="#232525" loext:char-shading-value="0"/>
    </style:style>
    <style:style style:name="T6" style:family="text">
      <style:text-properties fo:color="#6a8759" fo:background-color="#232525" loext:char-shading-value="0"/>
    </style:style>
    <style:style style:name="T7" style:family="text">
      <style:text-properties fo:color="#6897bb" fo:background-color="#232525" loext:char-shading-value="0"/>
    </style:style>
    <style:style style:name="T8" style:family="text">
      <style:text-properties style:text-underline-style="none" officeooo:rsid="001556b9" style:font-size-asian="10.5pt" style:font-size-complex="12pt"/>
    </style:style>
    <style:style style:name="T9" style:family="text">
      <style:text-properties fo:color="#000000" fo:font-style="normal" style:text-underline-style="none" officeooo:rsid="001556b9" style:font-size-asian="10.5pt" style:font-style-asian="normal" style:font-size-complex="12pt" style:font-style-complex="normal"/>
    </style:style>
    <style:style style:name="T10" style:family="text">
      <style:text-properties fo:color="#000000" style:font-name="Liberation Serif"/>
    </style:style>
    <style:style style:name="T11" style:family="text">
      <style:text-properties fo:color="#000000" style:font-name="Liberation Serif" fo:font-style="normal" fo:background-color="transparent" loext:char-shading-value="0" style:font-size-asian="12pt" style:font-style-asian="normal" style:font-size-complex="12pt" style:font-style-complex="normal"/>
    </style:style>
    <style:style style:name="T12" style:family="text">
      <style:text-properties fo:color="#000000" style:font-name="Liberation Serif" fo:font-style="normal" officeooo:rsid="001556b9" fo:background-color="transparent" loext:char-shading-value="0" style:font-size-asian="12pt" style:font-style-asian="normal" style:font-size-complex="12pt" style:font-style-complex="normal"/>
    </style:style>
    <style:style style:name="T13" style:family="text">
      <style:text-properties fo:color="#000000" style:font-name="Liberation Serif" fo:font-style="normal" fo:background-color="transparent" loext:char-shading-value="0" style:font-style-asian="normal" style:font-style-complex="normal"/>
    </style:style>
    <style:style style:name="T14" style:family="text">
      <style:text-properties fo:color="#000000" style:font-name="Liberation Serif" fo:font-style="normal" officeooo:rsid="0015f4a5" fo:background-color="transparent" loext:char-shading-value="0" style:font-style-asian="normal" style:font-style-complex="normal"/>
    </style:style>
    <style:style style:name="T15" style:family="text">
      <style:text-properties officeooo:rsid="00164179"/>
    </style:style>
    <style:style style:name="T16" style:family="text">
      <style:text-properties officeooo:rsid="00170672"/>
    </style:style>
    <style:style style:name="T17" style:family="text">
      <style:text-properties officeooo:rsid="001896bb"/>
    </style:style>
    <style:style style:name="T18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9" style:family="text">
      <style:text-properties fo:font-size="15pt" style:text-underline-style="solid" style:text-underline-width="auto" style:text-underline-color="font-color" fo:font-weight="bold" officeooo:rsid="001896bb" style:font-size-asian="15pt" style:font-weight-asian="bold" style:font-size-complex="15pt" style:font-weight-complex="bold"/>
    </style:style>
    <style:style style:name="T20" style:family="text">
      <style:text-properties fo:color="#ff0000" style:font-name="Century Schoolbook"/>
    </style:style>
    <style:style style:name="T21" style:family="text">
      <style:text-properties fo:font-style="normal" style:text-underline-style="none" officeooo:rsid="001896bb" fo:background-color="transparent" loext:char-shading-value="0" style:font-size-asian="12pt" style:font-style-asian="normal" style:font-size-complex="12pt" style:font-style-complex="normal"/>
    </style:style>
    <style:style style:name="T22" style:family="text">
      <style:text-properties officeooo:rsid="0018b160"/>
    </style:style>
    <style:style style:name="T23" style:family="text">
      <style:text-properties officeooo:rsid="0019e7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5">S</text:span>ALEZ Nathan <text:span text:style-name="T15">&amp; DEMURGER Pierre-Louis</text:span></text:p>
      <text:p text:style-name="P16"><text:span text:style-name="T15">WEB2 – DM 2018/2019</text:span> </text:p>
      <text:p text:style-name="P1"/>
      <text:p text:style-name="P1"/>
      <text:p text:style-name="P2">Fonction logo_copyright :</text:p>
      <text:p text:style-name="P3">Le développement de cette fonction a été fait, en s’inspirant de la correction des exercices de découverte de la librairie gd.</text:p>
      <text:p text:style-name="P3"/>
      <text:p text:style-name="P3">Son prototype est le suivant :</text:p>
      <text:p text:style-name="P10"><text:span text:style-name="T2">function </text:span><text:span text:style-name="T4">logo_copyright</text:span><text:span text:style-name="T1">(</text:span><text:span text:style-name="T5">$typeLogo</text:span><text:span text:style-name="T3">, </text:span><text:span text:style-name="T5">$nomLogo</text:span><text:span text:style-name="T3">,</text:span><text:span text:style-name="T5">$texte</text:span><text:span text:style-name="T1">=</text:span><text:span text:style-name="T6">""</text:span><text:span text:style-name="T3">,</text:span><text:span text:style-name="T5">$typeCible</text:span><text:span text:style-name="T3">,</text:span><text:span text:style-name="T5">$nomCible</text:span><text:span text:style-name="T3">,</text:span><text:span text:style-name="T5">$echelle </text:span><text:span text:style-name="T1">= </text:span><text:span text:style-name="T7">1</text:span><text:span text:style-name="T1">);</text:span></text:p>
      <text:p text:style-name="P11"/>
      <text:p text:style-name="P3">Les arguments sont les suivants :</text:p>
      <text:p text:style-name="P4"><text:span text:style-name="T8">$typeLogo = </text:span><text:span text:style-name="T9">Ty</text:span><text:span text:style-name="T11">pe d</text:span><text:span text:style-name="T12">e l’image représentant le</text:span><text:span text:style-name="T11"> logo (png, jpeg ou gif).</text:span></text:p>
      <text:p text:style-name="P13">$nomLogo = Chemin de l'image représentant le logo.</text:p>
      <text:p text:style-name="P12"><text:span text:style-name="T13">$texte = Texte à incruster (Chaîne vide par défaut </text:span><text:span text:style-name="T14">ou en cas d’erreur</text:span><text:span text:style-name="T13">).</text:span></text:p>
      <text:p text:style-name="P4"><text:span text:style-name="T8">$typeCible = </text:span><text:span text:style-name="T9">Ty</text:span><text:span text:style-name="T11">pe d</text:span><text:span text:style-name="T12">e l’image dans lequel on incruste le texte et le logo</text:span><text:span text:style-name="T11"> (png, jpeg ou gif).</text:span></text:p>
      <text:p text:style-name="P13">$nomCible = Chemin du même image.</text:p>
      <text:p text:style-name="P12"><text:span text:style-name="T13">$echelle = Diviseur des dimensions du logo. Si l’échelle vaut 1 </text:span><text:span text:style-name="T14">(valeur par défaut et en cas d’erreur*)</text:span><text:span text:style-name="T13">, alors on conserve les dimensions** du logo lors de son incrustation dans l’image cible. Si l’échelle vaut 2, alors on obtient un logo dont les dimensions sont réduites de moitié.</text:span></text:p>
      <text:p text:style-name="P13"/>
      <text:p text:style-name="P12"><text:span text:style-name="T13">* : </text:span><text:span text:style-name="T14">On parle d’erreur lorsque l’echelle donnée n’est pas un entier ou lorsqu’elle vaut un nombre négatif (ou 0).</text:span></text:p>
      <text:p text:style-name="P13">** : Le rapport hauteur/largeur du logo sera respecté lors de son incrustation.</text:p>
      <text:p text:style-name="P13"/>
      <text:p text:style-name="P13"/>
      <text:p text:style-name="P13"/>
      <text:p text:style-name="P13"/>
      <text:p text:style-name="P14">L’algorithme associé est le suivant :</text:p>
      <text:p text:style-name="P14"/>
      <text:p text:style-name="P15">- Etape 0 : on vérifie que le texte est bien une chaine de caractères et que l'échelle est correcte.</text:p>
      <text:p text:style-name="P15">Si ce n’est pas le cas, alors on modifie ces champs en fonction de *</text:p>
      <text:p text:style-name="P15"/>
      <text:p text:style-name="P15">- Etape 1 : on crée les 2 images (logo + source).</text:p>
      <text:p text:style-name="P15"/>
      <text:p text:style-name="P15">- Etape 2 : on crée le texte semi transparent et on l'insère en bas de l'image cible. Pour cela, on effectue les manipulations suivants :</text:p>
      <text:p text:style-name="P15">- on définit la couleur et la transparence du texte.</text:p>
      <text:p text:style-name="P15">- on définit la police utilisée par le texte (ici c’est kartoons)</text:p>
      <text:p text:style-name="P15">- on définit la future position du texte dont la taille sera de 10 afin d'avoir un texte centré situé en bas (7/8e) , occupant 50% de la largeur de l'image cible.</text:p>
      <text:p text:style-name="P15"/>
      <text:p text:style-name="P15">- Etape 3 : on incruste le logo dans l’image cible en haut à droite en entier,</text:p>
      <text:p text:style-name="P15"/>
      <text:p text:style-name="P15">- Etape 4 : on affiche l’image obtenue.</text:p>
      <text:p text:style-name="P15"/>
      <text:p text:style-name="P15">- Etape 5 : on libère la mémoire allouée aux 2 images.</text:p>
      <text:p text:style-name="P15"/>
      <text:p text:style-name="P15"/>
      <text:p text:style-name="P28"/>
      <text:p text:style-name="P28"><text:soft-page-break/></text:p>
      <text:p text:style-name="P14"/>
      <text:p text:style-name="P8"><text:span text:style-name="T15">Galerie </text:span>:</text:p>
      <text:p text:style-name="P8"/>
      <text:p text:style-name="P7">On reprend la version disponible sur moodle, dont on modifie l’architecture. </text:p>
      <text:p text:style-name="P7">L’<text:span text:style-name="T16">architecture obtenu est le suivant :</text:span></text:p>
      <text:p text:style-name="P6"/>
      <text:p text:style-name="P18"><text:span text:style-name="T19">downloads</text:span></text:p>
      <text:p text:style-name="P18"><text:span text:style-name="T17">répertoire contenant les fichiers zip créés par le serveur.</text:span></text:p>
      <text:p text:style-name="P6"/>
      <text:p text:style-name="P6"/>
      <text:p text:style-name="P19"><text:span text:style-name="T18">ressources</text:span></text:p>
      <text:p text:style-name="P18"><text:span text:style-name="T17">répertoire contenant les polices et images utilisables pour le projet.</text:span></text:p>
      <text:p text:style-name="P6"/>
      <text:p text:style-name="P6"/>
      <text:p text:style-name="P18"><text:span text:style-name="T19">galerie</text:span></text:p>
      <text:p text:style-name="P18"><text:span text:style-name="T17">répertoire contenant le code source du site.</text:span></text:p>
      <text:p text:style-name="P6"/>
      <text:p text:style-name="P6">- <text:span text:style-name="T17">galerie/</text:span>explorateur.php : gestionnaire de répertoires, incluant les pages data.php et galerie.php. <text:span text:style-name="T16">Pour utiliser le site obtenu, effectuer une requête HTTP vers cette page.</text:span></text:p>
      <text:p text:style-name="P18">- <text:span text:style-name="T17">galerie/</text:span>data.php : <text:span text:style-name="T16">gestionnaire des requêtes associées aux images/répertoires.</text:span></text:p>
      <text:p text:style-name="P18">- <text:span text:style-name="T17">galerie/galerie.php : gestionnaire d’affichage des images d’un répertoire.</text:span></text:p>
      <text:p text:style-name="P6"/>
      <text:p text:style-name="P18">- <text:span text:style-name="T17">galerie/connexion.php : interface d’identification des utilisateurs.</text:span></text:p>
      <text:p text:style-name="P18">- <text:span text:style-name="T17">galerie/requests.php : gestionnaire des requêtes associées aux utilisateurs.</text:span></text:p>
      <text:p text:style-name="P6"/>
      <text:p text:style-name="P18">- <text:span text:style-name="T17">galerie/config.php : Base des données nécessaires pour la connexion avec la BDD MYSQL.</text:span></text:p>
      <text:p text:style-name="P18">- <text:span text:style-name="T17">galerie/maLibSQL.pdo.php : code source des fonctions PHP permettant de communiquer avec la BDD MYSQL.</text:span></text:p>
      <text:p text:style-name="P18">- <text:span text:style-name="T17">galerie/jquery-3.3.1.min.js : code source de la bibliothèque JQuery.</text:span></text:p>
      <text:p text:style-name="P18">- <text:span text:style-name="T17">galerie/galerie.sql : code source SQL permettant la création de la base de données associée au site.</text:span></text:p>
      <text:p text:style-name="P6"/>
      <text:p text:style-name="P6"/>
      <text:p text:style-name="P6"/>
      <text:p text:style-name="P6"/>
      <text:p text:style-name="P6"/>
      <text:p text:style-name="P25"><text:span text:style-name="T22">D</text:span>éveloppement des fonctionnalités demandées :</text:p>
      <text:p text:style-name="P23"/>
      <text:p text:style-name="P24"><text:span text:style-name="T21">“</text:span><text:span text:style-name="T20">Ajouter à la galerie un système d'identification permettant d'afficher les images de grande taille uniquement si l'utilisateur est logué.”</text:span></text:p>
      <text:p text:style-name="P24"><text:span text:style-name="T20"/></text:p>
      <text:p text:style-name="P20">Pour le système d’identification, une base de données contenant une table utilisateurs (id,pseudo,code,premium) a été créée.</text:p>
      <text:p text:style-name="P20">La page connexion.php, indépendante de explorateur.php, a été créée afin de pouvoir inscrire ou connecter les utilisateurs du site en envoyant des requetes asynchrones vers requests.php.</text:p>
      <text:p text:style-name="P20">Pour se déconnecter, il suffit à l’utilisateur de cliquer sur un bouton “se déconnecter” lorsqu’il est connecté, qui envoie une requête vers requests.php pour déconnecter l’utilisateur du site.</text:p>
      <text:p text:style-name="P19"/>
      <text:p text:style-name="P21">Dans la page galerie.php, chargée d’afficher les images, on affiche les images de taille supérieure à 1000000 que si l’utilisateur est connecté et dispose d’un abonnement premium. Cette vérification est effectuée à l’aide des variables de session.</text:p>
      <text:p text:style-name="P26"><text:soft-page-break/>“En fonction du statut de l'utilisateur (abonnement gratuit / premium), un copyright et un texte en filigrane s'affichera si l'utilisateur n'a pas contracté l'abonnement payant.”</text:p>
      <text:p text:style-name="P26"/>
      <text:p text:style-name="P27"><text:span text:style-name="T10">Dans la page explorateur.php, on affiche une image, disponible dans le répertoire ressources/images/ et modifiée dans pictures.php, dans une balise &lt;iframe&gt; si l’utilisateur n’est pas premium.</text:span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bookmark text:name="yui_3_17_2_1_1544604051022_362"/><text:bookmark text:name="yui_3_17_2_1_1544604051022_361"/>“On pourra sélectionner plusieurs images d'une galerie pour les télécharger toutes en un fichier zip (ou éventuellement celles qui ont été cochées par l'utilisateur).”</text:p>
      <text:p text:style-name="P27"/>
      <text:p text:style-name="P21"><text:span text:style-name="T23">D’une part, d</text:span>ans la page galerie.php, on crée un formulaire redirigeant vers la page explorateur.php , constitué d’un menu déroulant à choix multiples contenant les noms des images modifiées et d’un bouton de soumission.</text:p>
      <text:p text:style-name="P21">Pour construire le menu déroulant, on s’inspire des fonctions aidant à la création de formulaire en PHP, créées en LE1. On fait de même pour les autres éléments du formulaire.</text:p>
      <text:p text:style-name="P21"/>
      <text:p text:style-name="P22">D’autre part, dans data.php, on ajoute une nouvelle action à traiter qui est “Telecharger”.</text:p>
      <text:p text:style-name="P22">Pour construire l’archive .zip, on décide d’utiliser la classe ZipArchive, on s’inspire du code du site http://frankbecu.unblog.fr/2015/02/13/creer-et-telecharger-une-archive-en-php/.</text:p>
      <text:p text:style-name="P21"/>
      <text:p text:style-name="P27"/>
      <text:p text:style-name="P6"/>
      <text:p text:style-name="P6"/>
      <text:p text:style-name="P6"/>
      <text:p text:style-name="P6"/>
      <text:p text:style-name="P8"/>
      <text:p text:style-name="P8"/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" svg:font-family="'Century Schoolbook', 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8:25:26.696181466</meta:creation-date>
    <dc:date>2018-12-12T11:03:07.872472218</dc:date>
    <meta:editing-duration>PT19M36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3" meta:paragraph-count="57" meta:word-count="819" meta:character-count="5292" meta:non-whitespace-character-count="4527"/>
  </office:meta>
</office:document-meta>
</file>